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Helvetica, Verdana, Arial, sans-serif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表3" style:family="table">
      <style:table-properties style:width="28.423cm" table:align="margins"/>
    </style:style>
    <style:style style:name="表3.A" style:family="table-column">
      <style:table-column-properties style:column-width="8.841cm" style:rel-column-width="20383*"/>
    </style:style>
    <style:style style:name="表3.B" style:family="table-column">
      <style:table-column-properties style:column-width="9.714cm" style:rel-column-width="22396*"/>
    </style:style>
    <style:style style:name="表3.C" style:family="table-column">
      <style:table-column-properties style:column-width="9.869cm" style:rel-column-width="22756*"/>
    </style:style>
    <style:style style:name="表3.1" style:family="table-row">
      <style:table-row-properties style:min-row-height="0.691cm"/>
    </style:style>
    <style:style style:name="表3.A1" style:family="table-cell">
      <style:table-cell-properties fo:padding-left="0.102cm" fo:padding-right="0.102cm" fo:padding-top="0cm" fo:padding-bottom="0cm" fo:border="none"/>
    </style:style>
    <style:style style:name="表3.C1" style:family="table-cell">
      <style:table-cell-properties fo:padding="0.097cm" fo:border="none"/>
    </style:style>
    <style:style style:name="Table3" style:family="table">
      <style:table-properties style:width="28.423cm" table:align="margins" style:writing-mode="lr-tb"/>
    </style:style>
    <style:style style:name="Table3.A" style:family="table-column">
      <style:table-column-properties style:column-width="15.699cm" style:rel-column-width="8900*"/>
    </style:style>
    <style:style style:name="Table3.B" style:family="table-column">
      <style:table-column-properties style:column-width="1.699cm" style:rel-column-width="963*"/>
    </style:style>
    <style:style style:name="Table3.C" style:family="table-column">
      <style:table-column-properties style:column-width="2.205cm" style:rel-column-width="1250*"/>
    </style:style>
    <style:style style:name="Table3.D" style:family="table-column">
      <style:table-column-properties style:column-width="0.044cm" style:rel-column-width="25*"/>
    </style:style>
    <style:style style:name="Table3.E" style:family="table-column">
      <style:table-column-properties style:column-width="2.249cm" style:rel-column-width="1275*"/>
    </style:style>
    <style:style style:name="Table3.F" style:family="table-column">
      <style:table-column-properties style:column-width="0.997cm" style:rel-column-width="565*"/>
    </style:style>
    <style:style style:name="Table3.G" style:family="table-column">
      <style:table-column-properties style:column-width="1.208cm" style:rel-column-width="685*"/>
    </style:style>
    <style:style style:name="Table3.H" style:family="table-column">
      <style:table-column-properties style:column-width="4.323cm" style:rel-column-width="2451*"/>
    </style:style>
    <style:style style:name="Table3.A1" style:family="table-cell">
      <style:table-cell-properties fo:padding="0.097cm" fo:border-left="none" fo:border-right="none" fo:border-top="none" fo:border-bottom="0.9pt solid #000000"/>
    </style:style>
    <style:style style:name="Table3.A2" style:family="table-cell">
      <style:table-cell-properties fo:padding="0.097cm" fo:border="none"/>
    </style:style>
    <style:style style:name="Table3.4" style:family="table-row">
      <style:table-row-properties style:min-row-height="0.73cm"/>
    </style:style>
    <style:style style:name="Table3.E7" style:family="table-cell">
      <style:table-cell-properties fo:padding="0.097cm" fo:border-left="none" fo:border-right="none" fo:border-top="0.9pt solid #000000" fo:border-bottom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8pt" fo:font-weight="bold" officeooo:rsid="0023c9dd" officeooo:paragraph-rsid="0023c9d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10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Arial" fo:font-size="9pt" officeooo:rsid="0021f0f0" officeooo:paragraph-rsid="0021f0f0" style:font-size-asian="9pt" style:language-asian="ja" style:country-asian="JP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bold" style:font-name-asian="ＭＳ 明朝" style:font-size-asian="12pt" style:language-asian="ja" style:country-asian="JP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rial" fo:font-size="8pt" officeooo:rsid="0021f0f0" officeooo:paragraph-rsid="0021f0f0" style:font-size-asian="8pt" style:language-asian="ja" style:country-asian="JP" style:font-size-complex="8pt"/>
    </style:style>
    <style:style style:name="P15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16" style:family="paragraph" style:parent-style-name="Standard">
      <style:paragraph-properties fo:text-align="end" style:justify-single-word="false"/>
      <style:text-properties style:font-name="Arial" fo:font-size="8pt" officeooo:rsid="0026b465" officeooo:paragraph-rsid="0026b465" style:font-size-asian="8pt" style:language-asian="ja" style:country-asian="JP" style:font-size-complex="8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6pt" fo:font-weight="bold" style:font-name-asian="ＭＳ 明朝" style:font-size-asian="16pt" style:language-asian="ja" style:country-asian="JP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7pt" fo:font-weight="bold" style:font-name-asian="Arial" style:font-size-asian="7pt" style:font-weight-asian="bold" style:font-name-complex="Arial" style:font-size-complex="7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20" style:family="paragraph" style:parent-style-name="Standard">
      <style:paragraph-properties fo:text-align="end" style:justify-single-word="false"/>
      <style:text-properties style:font-name="Arial" fo:font-size="8pt" officeooo:rsid="0026b465" officeooo:paragraph-rsid="003f9273" style:font-size-asian="8pt" style:language-asian="ja" style:country-asian="JP" style:font-size-complex="8pt"/>
    </style:style>
    <style:style style:name="P21" style:family="paragraph" style:parent-style-name="Standard">
      <style:paragraph-properties fo:text-align="start" style:justify-single-word="false"/>
      <style:text-properties style:font-name="Arial" fo:font-size="8pt" fo:font-weight="normal" officeooo:paragraph-rsid="003017fd" style:font-name-asian="Arial" style:font-size-asian="8pt" style:font-weight-asian="normal" style:font-name-complex="Arial" style:font-size-complex="8pt" style:font-weight-complex="normal"/>
    </style:style>
    <style:style style:name="P22" style:family="paragraph" style:parent-style-name="Standard">
      <style:text-properties style:font-name="Arial1" fo:font-size="9pt" style:text-underline-style="solid" style:text-underline-width="auto" style:text-underline-color="font-color" style:font-name-asian="Arial1" style:font-size-asian="9pt" style:font-size-complex="9pt"/>
    </style:style>
    <style:style style:name="P2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style:font-size-asian="8.75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1pt" style:text-underline-style="solid" style:text-underline-width="auto" style:text-underline-color="font-color" fo:font-weight="bold" style:font-name-asian="Arial" style:font-size-asian="11pt" style:language-asian="ja" style:country-asian="JP" style:font-weight-asian="bold" style:font-name-complex="Arial" style:font-size-complex="11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Arial1" fo:font-size="9pt" fo:font-weight="bold" officeooo:rsid="0021f0f0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9pt" fo:font-weight="bold" officeooo:rsid="0026b465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9pt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c3669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8pt" fo:font-weight="normal" officeooo:paragraph-rsid="0026b465" style:font-name-asian="Arial" style:font-size-asian="8pt" style:font-weight-asian="normal" style:font-name-complex="Arial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font-weight-asian="bold" style:font-name-complex="Arial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rsid="0023c9d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officeooo:rsid="0028797d" officeooo:paragraph-rsid="0028797d" style:font-name-asian="Arial1" style:font-size-asian="10pt" style:language-asian="ja" style:country-asian="JP" style:font-weight-asian="bold" style:font-name-complex="Arial" style:font-size-complex="10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Arial1" fo:font-size="8pt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Arial1" fo:font-size="8pt" fo:font-weight="bold" officeooo:rsid="0021f0f0" officeooo:paragraph-rsid="003d0422" style:font-name-asian="Arial1" style:font-size-asian="8pt" style:language-asian="ja" style:country-asian="JP" style:font-weight-asian="bold" style:font-name-complex="Arial" style:font-size-complex="8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Arial1" fo:font-size="8pt" style:text-underline-style="solid" style:text-underline-width="auto" style:text-underline-color="font-color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000000" style:font-name="Arial1" fo:font-size="8pt" officeooo:paragraph-rsid="002d1d0b" style:font-size-asian="8pt" style:font-size-complex="8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f9e56" style:language-asian="ja" style:country-asian="JP"/>
    </style:style>
    <style:style style:name="T3" style:family="text">
      <style:text-properties fo:font-variant="normal" fo:text-transform="none" fo:letter-spacing="normal" fo:font-style="normal" fo:font-weight="normal" officeooo:rsid="002d1d0b" style:language-asian="ja" style:country-asian="JP"/>
    </style:style>
    <style:style style:name="T4" style:family="text">
      <style:text-properties officeooo:rsid="002dc039"/>
    </style:style>
    <style:style style:name="T5" style:family="text">
      <style:text-properties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ＭＳ Ｐゴシック" fo:font-style="normal" fo:text-shadow="none" style:text-underline-style="none" fo:font-weight="normal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6"/>
            <text:p text:style-name="P11"/>
          </table:table-cell>
          <table:table-cell table:style-name="表3.A1" office:value-type="string">
            <text:p text:style-name="P17">御　見　積　書</text:p>
          </table:table-cell>
          <table:table-cell table:style-name="表3.C1" office:value-type="string">
            <text:p text:style-name="P12">見積作成日　<text:text-input text:description="&lt;o.date_order&gt;">見積作成日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42"><text:text-input text:description="&lt;o.partner_id&gt;">&lt;o.partner_id&gt;</text:text-input> 様</text:p>
            <text:p text:style-name="P40">下記の通り 御見積申し上げます。</text:p>
          </table:table-cell>
          <table:covered-table-cell/>
          <table:table-cell table:style-name="表3.C1" office:value-type="string">
            <text:p text:style-name="P25"><text:text-input text:description="&lt;choose&gt;">&lt;choose&gt;</text:text-input></text:p>
            <text:p text:style-name="P25"><text:text-input text:description="&lt;when test=&quot;o.state != 'draft' and 'sent' &quot;&gt;">&lt;when test="o.state != 'draft' and 'sent' "&gt;</text:text-input></text:p>
            <text:p text:style-name="P32"><text:span text:style-name="T1">受注番号：</text:span> <text:text-input text:description="&lt;o.name&gt;">&lt;o.name&gt;</text:text-input></text:p>
            <text:p text:style-name="P25"><text:text-input text:description="&lt;/when&gt;">&lt;/when&gt;</text:text-input></text:p>
            <text:p text:style-name="P25"><text:text-input text:description="&lt;when test=&quot;o.state == 'draft' or 'sent' &quot;&gt;">&lt;when test="o.state == 'draft' or 'sent' "&gt;</text:text-input></text:p>
            <text:p text:style-name="P32"><text:span text:style-name="T1">見積番号：</text:span> <text:text-input text:description="&lt;o.name&gt;">&lt;o.name&gt;</text:text-input></text:p>
            <text:p text:style-name="P25"><text:text-input text:description="&lt;/when&gt;">&lt;/when&gt;</text:text-input></text:p>
            <text:p text:style-name="P26"><text:text-input text:description="&lt;/choose&gt;">&lt;/choose&gt;</text:text-input></text:p>
          </table:table-cell>
        </table:table-row>
        <table:table-row table:style-name="表3.1">
          <table:table-cell table:style-name="表3.A1" office:value-type="string">
            <text:p text:style-name="P24">御見積金額　<text:text-input text:description="&lt;formatLang(o.amount_untaxed, digits=0, grouping=True)&gt;">&lt;formatLang(o.amount_untaxed, digits=0, grouping=True)&gt;</text:text-input> 円</text:p>
            <text:p text:style-name="P41">本価格は税抜価格です。</text:p>
          </table:table-cell>
          <table:table-cell table:style-name="表3.A1" office:value-type="string">
            <text:p text:style-name="P13"/>
          </table:table-cell>
          <table:table-cell table:style-name="表3.C1" office:value-type="string">
            <text:p text:style-name="P15"><text:text-input text:description="&lt;o.company_id.name&gt;">&lt;o.company_id.name&gt;</text:text-input></text:p>
            <text:p text:style-name="P15">TEL :<text:text-input text:description="&lt;o.company_id.phone&gt;">&lt;o.company_id.phone&gt;</text:text-input>　FAX :<text:text-input text:description="&lt;o.company_id.fax&gt;">&lt;o.company_id.fax&gt;</text:text-input></text:p>
            <text:p text:style-name="P20">担当：<text:text-input text:description="&lt;o.user_id.name&gt;">&lt;o.user_id.name&gt;</text:text-input><text:span text:style-name="T4"> <text:s/></text:span>副担当：<text:text-input text:description="&lt;o.assistant_id.name&gt;">&lt;o.assistant_id.name&gt;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30">工事物件名　：<text:text-input text:description="&lt;o.project_id.name&gt;">&lt;o.project_id&gt;</text:text-input></text:p>
          </table:table-cell>
          <table:covered-table-cell/>
          <table:table-cell table:style-name="表3.C1" office:value-type="string">
            <text:p text:style-name="P31">支払条件　：<text:text-input text:description="&lt;o.payment_term_id.name&gt;">Payment Term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22">プラン名　：<text:text-input text:description="&lt;o.plan_id&gt;">&lt;o.plan_id&gt;</text:text-input></text:p>
          </table:table-cell>
          <table:covered-table-cell/>
          <table:table-cell table:style-name="表3.C1" office:value-type="string">
            <text:p text:style-name="P31">見積期限　：<text:text-input text:description="&lt;o.validity_date&gt;">Limit Date</text:text-inpu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27">摘 <text:s text:c="9"/>　要</text:p>
            </table:table-cell>
            <table:table-cell table:style-name="Table3.A1" office:value-type="string">
              <text:p text:style-name="P28">数量</text:p>
            </table:table-cell>
            <table:table-cell table:style-name="Table3.A1" office:value-type="string">
              <text:p text:style-name="P28">単位</text:p>
            </table:table-cell>
            <table:table-cell table:style-name="Table3.A1" table:number-columns-spanned="2" office:value-type="string">
              <text:p text:style-name="P29">定　価</text:p>
            </table:table-cell>
            <table:covered-table-cell/>
            <table:table-cell table:style-name="Table3.A1" table:number-columns-spanned="2" office:value-type="string">
              <text:p text:style-name="P28">単　価</text:p>
            </table:table-cell>
            <table:covered-table-cell/>
            <table:table-cell table:style-name="Table3.A1" office:value-type="string">
              <text:p text:style-name="P28">金　額</text:p>
            </table:table-cell>
          </table:table-row>
        </table:table-header-rows>
        <table:table-row>
          <table:table-cell table:style-name="Table3.A2" table:number-columns-spanned="8" office:value-type="string">
            <text:p text:style-name="P10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0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office:value-type="string">
            <text:p text:style-name="P43"><text:text-input text:description="&lt;choose&gt;">&lt;choose&gt;</text:text-input></text:p>
            <text:p text:style-name="P43"><text:text-input text:description="&lt;when test=&quot;o.order_line.product_tmpl_id.type != 'Service'&quot;&gt;">&lt;when test="o.state != 'draft' and 'sent' "&gt;</text:text-input></text:p>
            <text:p text:style-name="P45"><text:text-input text:description="&lt;order_line.name&gt;">&lt;o.name&gt;</text:text-input></text:p>
            <text:p text:style-name="P43"><text:text-input text:description="&lt;/when&gt;">&lt;/when&gt;</text:text-input></text:p>
            <text:p text:style-name="P43"><text:text-input text:description="&lt;when test=&quot;o.order_line.product_tmpl_id.type == 'Service'&quot;&gt;">&lt;when test="o.state == 'draft' or 'sent' "&gt;</text:text-input></text:p>
            <text:p text:style-name="P45"><text:text-input text:description="&lt;o.order_line.product_tmpl_id.name&gt;">&lt;o.name&gt;</text:text-input></text:p>
            <text:p text:style-name="P43"><text:text-input text:description="&lt;/when&gt;">&lt;/when&gt;</text:text-input></text:p>
            <text:p text:style-name="P44"><text:text-input text:description="&lt;/choose&gt;">&lt;/choose&gt;</text:text-input></text:p>
          </table:table-cell>
          <table:table-cell table:style-name="Table3.A2" office:value-type="string">
            <text:p text:style-name="P37"><text:text-input text:description="&lt;order_line.product_uom_qty or ''&gt;">qty</text:text-input> </text:p>
          </table:table-cell>
          <table:table-cell table:style-name="Table3.A2" office:value-type="string">
            <text:p text:style-name="P38"><text:text-input text:description="&lt;order_line.product_uom.name or ''&gt;">Unit(s)</text:text-input></text:p>
          </table:table-cell>
          <table:table-cell table:style-name="Table3.A2" table:number-columns-spanned="2" office:value-type="string">
            <text:p text:style-name="P46"><text:span text:style-name="T3"><text:text-input text:description="&lt;order_line.product_tmpl_id.open_price&gt;">OPEN PRICE</text:text-input></text:span></text:p>
          </table:table-cell>
          <table:covered-table-cell/>
          <table:table-cell table:style-name="Table3.A2" table:number-columns-spanned="2" office:value-type="string">
            <text:p text:style-name="P37"><text:text-input text:description="&lt;order_line.price_unit or ''&gt;">&lt;order_line.price_unit or ''&gt;</text:text-input></text:p>
          </table:table-cell>
          <table:covered-table-cell/>
          <table:table-cell table:style-name="Table3.A2" office:value-type="string">
            <text:p text:style-name="P36"><text:s/><text:text-input text:description="&lt;formatLang(order_line.price_subtotal, digits=0, grouping=True)&gt;">price</text:text-input></text:p>
          </table:table-cell>
        </table:table-row>
        <table:table-row>
          <table:table-cell table:style-name="Table3.A2" table:number-columns-spanned="8" office:value-type="string">
            <text:p text:style-name="P10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0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6" table:number-columns-spanned="3" office:value-type="string">
            <text:p text:style-name="P21"><text:text-input text:description="&lt;o.note&gt;">note</text:text-input></text:p>
          </table:table-cell>
          <table:covered-table-cell/>
          <table:covered-table-cell/>
          <table:table-cell table:style-name="Table3.A2" office:value-type="string">
            <text:p text:style-name="P3"/>
          </table:table-cell>
          <table:table-cell table:style-name="Table3.E7" table:number-columns-spanned="2" office:value-type="string">
            <text:p text:style-name="P35"><text:span text:style-name="T2">合　計</text:span>:</text:p>
          </table:table-cell>
          <table:covered-table-cell/>
          <table:table-cell table:style-name="Table3.E7" table:number-columns-spanned="2" office:value-type="string">
            <text:p text:style-name="P36"><text:s/><text:text-input text:description="&lt;formatLang(o.amount_untaxed, digits=0, grouping=True)&gt;">sub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3"/>
          </table:table-cell>
          <table:table-cell table:style-name="Table3.A1" table:number-columns-spanned="2" office:value-type="string">
            <text:p text:style-name="P35"><text:span text:style-name="T1">消費税（８％）</text:span>:</text:p>
          </table:table-cell>
          <table:covered-table-cell/>
          <table:table-cell table:style-name="Table3.A1" table:number-columns-spanned="2" office:value-type="string">
            <text:p text:style-name="P36"><text:s/><text:text-input text:description="&lt;formatLang(o.amount_tax, digits=0, grouping=True)&gt;">tax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table-cell table:style-name="Table3.A2" table:number-columns-spanned="2" office:value-type="string">
            <text:p text:style-name="P39"><text:span text:style-name="T1">税込合計金額</text:span>:</text:p>
          </table:table-cell>
          <table:covered-table-cell/>
          <table:table-cell table:style-name="Table3.A2" table:number-columns-spanned="2" office:value-type="string">
            <text:p text:style-name="P5"><text:s/><text:text-input text:description="&lt;formatLang(o.amount_total, digits=0, grouping=True)&gt;">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table-cell table:style-name="Table3.A2" table:number-rows-spanned="3" table:number-columns-spanned="4" office:value-type="string">
            <text:p text:style-name="P18"><text:span text:style-name="T6">・監視カメラシステムは日常点検が必要です。</text:span></text:p>
            <text:p text:style-name="P18"><text:span text:style-name="T6">・ハードディスクは約２万時間が平均寿命です。</text:span></text:p>
            <text:p text:style-name="P18"><text:span text:style-name="T6">・IR（赤外線照射）は１５０００時間から徐々に光量が落ちてきます。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 Grande" svg:font-family="'Lucida Grande', Helvetica, Verdana, Arial, sans-serif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1" style:family="table">
      <style:table-properties table:align="margins"/>
    </style:style>
    <style:style style:name="表1.A" style:family="table-column">
      <style:table-column-properties style:rel-column-width="65535*"/>
    </style:style>
    <style:style style:name="表1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21.006cm" fo:page-height="29.693cm" style:num-format="1" style:print-orientation="portrait" fo:margin-top="0.508cm" fo:margin-bottom="2.014cm" fo:margin-left="1.143cm" fo:margin-right="1.14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表1" table:style-name="表1">
          <table:table-column table:style-name="表1.A"/>
          <table:table-row>
            <table:table-cell table:style-name="表1.A1" office:value-type="string">
              <text:p text:style-name="MP1"><text:text-input text:description="&lt;company.rml_footer&gt;">&lt;company.rml_footer&gt;</text:text-input></text:p>
              <text:p text:style-name="MP2">Contact: <text:text-input text:description="&lt;o.user_id.name&gt;">&lt;o.user_id.name&gt;</text:text-input> - Page: 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1T18:33:00.532000000</dc:date>
    <meta:editing-duration>P5DT4H36S</meta:editing-duration>
    <meta:editing-cycles>173</meta:editing-cycles>
    <meta:generator>LibreOffice/4.3.6.2$Windows_x86 LibreOffice_project/d50a87b2e514536ed401c18000dad4660b6a169e</meta:generator>
    <meta:document-statistic meta:table-count="3" meta:image-count="0" meta:object-count="0" meta:page-count="1" meta:paragraph-count="56" meta:word-count="357" meta:character-count="937" meta:non-whitespace-character-count="861"/>
  </office:meta>
</office:document-meta>
</file>